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100000320D8F48DBB62E358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33333" draw:marker-start-width="0.252cm" draw:marker-end-width="0.252cm" draw:fill-color="#666666" draw:textarea-horizontal-align="justify" draw:textarea-vertical-align="middle" draw:auto-grow-height="false" fo:min-height="1.512cm" fo:min-width="1.262cm" fo:padding-top="0.142cm" fo:padding-bottom="0.142cm" fo:padding-left="0.267cm" fo:padding-right="0.267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withoutfill">
      <style:graphic-properties draw:stroke="dash" draw:stroke-dash="Fine_20_Dashed" svg:stroke-width="0.081cm" svg:stroke-color="#c5000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81cm" svg:stroke-color="#c5000b" draw:marker-start-width="0.321cm" draw:marker-end-width="0.321cm" draw:fill-color="#c5000b" draw:opacity="75%" draw:textarea-horizontal-align="justify" draw:textarea-vertical-align="middle" draw:auto-grow-height="false" fo:min-height="1.702cm" fo:min-width="0.436cm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" svg:stroke-width="0.081cm" svg:stroke-color="#f582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width="0.081cm" svg:stroke-color="#c5000b" draw:marker-start-width="0.321cm" draw:marker-end-width="0.321cm" draw:fill-color="#f58220" draw:opacity="75%" draw:textarea-horizontal-align="justify" draw:textarea-vertical-align="middle" draw:auto-grow-height="false" fo:min-height="1.702cm" fo:min-width="0.436cm" fo:padding-top="0.165cm" fo:padding-bottom="0.165cm" fo:padding-left="0.29cm" fo:padding-right="0.29cm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5000b" draw:opacity="75%"/>
      <style:paragraph-properties fo:text-align="center"/>
    </style:style>
    <style:style style:name="P5" style:family="paragraph">
      <loext:graphic-properties draw:fill-color="#f58220" draw:opacity="75%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54cm" svg:height="2.54cm" svg:x="27.94cm" svg:y="10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15.588cm" svg:height="16.921cm" draw:transform="rotate (-1.5707963267949) translate (19.32cm 3.856cm)">
            <draw:image xlink:href="Pictures/10000201000002E100000320D8F48DBB62E3580F.png" xlink:type="simple" xlink:show="embed" xlink:actuate="onLoad" draw:mime-type="image/png">
              <text:p text:style-name="P2"/>
            </draw:image>
          </draw:frame>
        </draw:g>
      </draw:page>
      <draw:page draw:name="page2" draw:style-name="dp1" draw:master-page-name="Default">
        <draw:g>
          <draw:g>
            <draw:path draw:style-name="gr3" draw:text-style-name="P3" draw:layer="layout" svg:width="1.795cm" svg:height="0.398cm" draw:transform="rotate (-1.5707963267949) translate (19.2471481063767cm 12.1459743878931cm)" svg:viewBox="0 0 1796 399" svg:d="M0 399c898-898 1796 0 1796 0">
              <text:p/>
            </draw:path>
            <draw:path draw:style-name="gr3" draw:text-style-name="P3" draw:layer="layout" svg:width="3.591cm" svg:height="0.797cm" draw:transform="rotate (-1.5707963267949) translate (20.5442962127533cm 11.2479487757862cm)" svg:viewBox="0 0 3592 798" svg:d="M0 798c1796-1796 3592 0 3592 0">
              <text:p/>
            </draw:path>
            <draw:path draw:style-name="gr3" draw:text-style-name="P3" draw:layer="measurelines" svg:width="3.809cm" svg:height="3.809cm" draw:transform="skewX (1.28315811356422E-016) rotate (-0.785398163397449) translate (20.6440768363207cm 10.3499231636793cm)" svg:viewBox="0 0 3810 3810" svg:d="M0 0c3810 0 3810 3810 3810 3810">
              <text:p/>
            </draw:path>
          </draw:g>
          <draw:custom-shape draw:style-name="gr1" draw:text-style-name="P1" draw:layer="layout" svg:width="2.54cm" svg:height="2.54cm" svg:x="27.94cm" svg:y="10.3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15.588cm" svg:height="16.921cm" draw:transform="rotate (-1.5707963267949) translate (19.321cm 3.857cm)">
            <draw:image xlink:href="Pictures/10000201000002E100000320D8F48DBB62E3580F.png" xlink:type="simple" xlink:show="embed" xlink:actuate="onLoad" draw:mime-type="image/png">
              <text:p/>
            </draw:image>
          </draw:frame>
          <draw:custom-shape draw:style-name="gr5" draw:text-style-name="P4" draw:layer="layout" svg:width="1.016cm" svg:height="2.032cm" svg:x="17.145cm" svg:y="11.981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g>
          <draw:g>
            <draw:path draw:style-name="gr3" draw:text-style-name="P3" draw:layer="measurelines" svg:width="5.079cm" svg:height="5.079cm" draw:transform="skewX (-7.21776438879874E-017) rotate (-0.785398163397448) translate (21.5421024484277cm 9.4458975515723cm)" svg:viewBox="0 0 5080 5080" svg:d="M0 0c5080 0 5080 5080 5080 5080">
              <text:p/>
            </draw:path>
            <draw:path draw:style-name="gr3" draw:text-style-name="P3" draw:layer="measurelines" svg:width="6.349cm" svg:height="6.349cm" draw:transform="rotate (-0.785398163397448) translate (22.4401280605346cm 8.5478719394654cm)" svg:viewBox="0 0 6350 6350" svg:d="M0 0c6350 0 6350 6350 6350 6350">
              <text:p/>
            </draw:path>
            <draw:path draw:style-name="gr3" draw:text-style-name="P3" draw:layer="measurelines" svg:width="7.619cm" svg:height="7.619cm" draw:transform="rotate (-0.785398163397449) translate (23.3381536726415cm 7.64984632735851cm)" svg:viewBox="0 0 7620 7620" svg:d="M0 0c7620 0 7620 7620 7620 7620">
              <text:p/>
            </draw:path>
          </draw:g>
          <draw:custom-shape draw:style-name="gr1" draw:text-style-name="P1" draw:layer="layout" svg:width="2.54cm" svg:height="2.54cm" svg:x="27.94cm" svg:y="10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15.588cm" svg:height="16.921cm" draw:transform="rotate (-1.5707963267949) translate (19.321cm 3.857cm)">
            <draw:image xlink:href="Pictures/10000201000002E100000320D8F48DBB62E3580F.png" xlink:type="simple" xlink:show="embed" xlink:actuate="onLoad" draw:mime-type="image/png">
              <text:p/>
            </draw:image>
          </draw:frame>
        </draw:g>
      </draw:page>
      <draw:page draw:name="page4" draw:style-name="dp1" draw:master-page-name="Default">
        <draw:g>
          <draw:g>
            <draw:path draw:style-name="gr3" draw:text-style-name="P3" draw:layer="measurelines" svg:width="7.619cm" svg:height="7.619cm" draw:transform="rotate (-0.785398163397449) translate (23.3391536726415cm 7.64584632735851cm)" svg:viewBox="0 0 7620 7620" svg:d="M0 0c7620 0 7620 7620 7620 7620">
              <text:p/>
            </draw:path>
            <draw:path draw:style-name="gr3" draw:text-style-name="P3" draw:layer="measurelines" svg:width="8.889cm" svg:height="8.889cm" draw:transform="rotate (-0.785398163397448) translate (24.2371792847484cm 6.74782071525159cm)" svg:viewBox="0 0 8890 8890" svg:d="M0 0c8890 0 8890 8890 8890 8890">
              <text:p/>
            </draw:path>
            <draw:path draw:style-name="gr3" draw:text-style-name="P3" draw:layer="measurelines" svg:width="10.159cm" svg:height="10.159cm" draw:transform="rotate (-0.785398163397449) translate (25.1352048968553cm 5.84979510314468cm)" svg:viewBox="0 0 10160 10160" svg:d="M0 0c10160 0 10160 10160 10160 10160">
              <text:p/>
            </draw:path>
          </draw:g>
          <draw:custom-shape draw:style-name="gr1" draw:text-style-name="P1" draw:layer="layout" svg:width="2.54cm" svg:height="2.54cm" svg:x="27.94cm" svg:y="10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6" draw:text-style-name="P3" draw:layer="measurelines" svg:width="1.795cm" svg:height="0.398cm" draw:transform="rotate (1.34006379968125) translate (27.6278868137072cm 12.1503957032189cm)" svg:viewBox="0 0 1796 399" svg:d="M1796 399c-898-898-1796 0-1796 0">
              <text:p/>
            </draw:path>
          </draw:g>
          <draw:frame draw:style-name="gr4" draw:text-style-name="P2" draw:layer="layout" svg:width="15.588cm" svg:height="16.921cm" draw:transform="rotate (-1.5707963267949) translate (19.321cm 3.857cm)">
            <draw:image xlink:href="Pictures/10000201000002E100000320D8F48DBB62E3580F.png" xlink:type="simple" xlink:show="embed" xlink:actuate="onLoad" draw:mime-type="image/png">
              <text:p/>
            </draw:image>
          </draw:frame>
        </draw:g>
      </draw:page>
      <draw:page draw:name="page5" draw:style-name="dp1" draw:master-page-name="Default">
        <draw:g>
          <draw:custom-shape draw:style-name="gr1" draw:text-style-name="P1" draw:layer="layout" svg:width="2.54cm" svg:height="2.54cm" svg:x="27.94cm" svg:y="10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6" draw:text-style-name="P3" draw:layer="measurelines" svg:width="3.591cm" svg:height="0.797cm" draw:transform="rotate (1.34006379968125) translate (26.1597441501311cm 12.7239771513837cm)" svg:viewBox="0 0 3592 798" svg:d="M3592 798c-1796-1796-3592 0-3592 0">
              <text:p/>
            </draw:path>
            <draw:path draw:style-name="gr6" draw:text-style-name="P3" draw:layer="measurelines" svg:width="3.809cm" svg:height="3.809cm" draw:transform="rotate (0.554665636283798) translate (23.8506665427291cm 10.336593623509cm)" svg:viewBox="0 0 3810 3810" svg:d="M3810 0c-3810 0-3810 3810-3810 3810">
              <text:p/>
            </draw:path>
            <draw:path draw:style-name="gr6" draw:text-style-name="P3" draw:layer="measurelines" svg:width="5.079cm" svg:height="5.079cm" draw:transform="skewX (-7.21776438879874E-017) rotate (0.554665636283798) translate (22.102212231211cm 9.925853412994cm)" svg:viewBox="0 0 5080 5080" svg:d="M5080 0c-5080 0-5080 5080-5080 5080">
              <text:p/>
            </draw:path>
          </draw:g>
          <draw:frame draw:style-name="gr4" draw:text-style-name="P2" draw:layer="layout" svg:width="15.588cm" svg:height="16.921cm" draw:transform="rotate (-1.5707963267949) translate (19.321cm 3.857cm)">
            <draw:image xlink:href="Pictures/10000201000002E100000320D8F48DBB62E3580F.png" xlink:type="simple" xlink:show="embed" xlink:actuate="onLoad" draw:mime-type="image/png">
              <text:p/>
            </draw:image>
          </draw:frame>
        </draw:g>
      </draw:page>
      <draw:page draw:name="page6" draw:style-name="dp1" draw:master-page-name="Default">
        <draw:g>
          <draw:custom-shape draw:style-name="gr1" draw:text-style-name="P1" draw:layer="layout" svg:width="2.54cm" svg:height="2.54cm" svg:x="27.94cm" svg:y="10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6" draw:text-style-name="P3" draw:layer="measurelines" svg:width="5.079cm" svg:height="5.079cm" draw:transform="skewX (-7.21776438879874E-017) rotate (0.554665636283798) translate (22.102212231211cm 9.925853412994cm)" svg:viewBox="0 0 5080 5080" svg:d="M5080 0c-5080 0-5080 5080-5080 5080">
              <text:p/>
            </draw:path>
            <draw:path draw:style-name="gr6" draw:text-style-name="P3" draw:layer="measurelines" svg:width="6.349cm" svg:height="6.349cm" draw:transform="rotate (0.554665636283798) translate (20.353757919693cm 9.515113202479cm)" svg:viewBox="0 0 6350 6350" svg:d="M6350 0c-6350 0-6350 6350-6350 6350">
              <text:p/>
            </draw:path>
            <draw:path draw:style-name="gr6" draw:text-style-name="P3" draw:layer="measurelines" svg:width="7.619cm" svg:height="7.619cm" draw:transform="skewX (6.4157905678211E-017) rotate (0.554665636283798) translate (18.6053036081749cm 9.104372991964cm)" svg:viewBox="0 0 7620 7620" svg:d="M7620 0c-7620 0-7620 7620-7620 7620">
              <text:p/>
            </draw:path>
          </draw:g>
          <draw:frame draw:style-name="gr4" draw:text-style-name="P2" draw:layer="layout" svg:width="15.588cm" svg:height="16.921cm" draw:transform="rotate (-1.5707963267949) translate (19.321cm 3.857cm)">
            <draw:image xlink:href="Pictures/10000201000002E100000320D8F48DBB62E3580F.png" xlink:type="simple" xlink:show="embed" xlink:actuate="onLoad" draw:mime-type="image/png">
              <text:p/>
            </draw:image>
          </draw:frame>
        </draw:g>
      </draw:page>
      <draw:page draw:name="page7" draw:style-name="dp1" draw:master-page-name="Default">
        <draw:g>
          <draw:g>
            <draw:path draw:style-name="gr6" draw:text-style-name="P3" draw:layer="measurelines" svg:width="8.889cm" svg:height="8.889cm" draw:transform="rotate (0.554665636283798) translate (16.8457812511363cm 8.69118079968921cm)" svg:viewBox="0 0 8890 8890" svg:d="M8890 0c-8890 0-8890 8890-8890 8890">
              <text:p/>
            </draw:path>
            <draw:path draw:style-name="gr6" draw:text-style-name="P3" draw:layer="measurelines" svg:width="10.159cm" svg:height="10.159cm" draw:transform="rotate (0.554665636283798) translate (15.0973269396182cm 8.2804405891742cm)" svg:viewBox="0 0 10160 10160" svg:d="M10160 0c-10160 0-10160 10160-10160 10160">
              <text:p/>
            </draw:path>
            <draw:path draw:style-name="gr6" draw:text-style-name="P3" draw:layer="measurelines" svg:width="11.429cm" svg:height="11.429cm" draw:transform="rotate (2.12546196307869) translate (19.3688322325565cm 17.5860171548795cm)" svg:viewBox="0 0 11430 11430" svg:d="M11430 11430c0-11303-11430-11430-11430-11430">
              <text:p/>
            </draw:path>
          </draw:g>
          <draw:custom-shape draw:style-name="gr1" draw:text-style-name="P1" draw:layer="layout" svg:width="2.54cm" svg:height="2.54cm" svg:x="27.94cm" svg:y="10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15.588cm" svg:height="16.921cm" draw:transform="rotate (-1.5707963267949) translate (19.321cm 3.857cm)">
            <draw:image xlink:href="Pictures/10000201000002E100000320D8F48DBB62E3580F.png" xlink:type="simple" xlink:show="embed" xlink:actuate="onLoad" draw:mime-type="image/png">
              <text:p/>
            </draw:image>
          </draw:frame>
          <draw:custom-shape draw:style-name="gr7" draw:text-style-name="P5" draw:layer="layout" svg:width="1.016cm" svg:height="2.032cm" svg:x="17.145cm" svg:y="9.187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cm" fo:page-height="22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8-13T14:25:18.650042616</meta:creation-date>
    <dc:date>2022-02-12T20:07:26.444000000</dc:date>
    <meta:editing-duration>PT38M9S</meta:editing-duration>
    <meta:editing-cycles>7</meta:editing-cycles>
    <meta:generator>LibreOffice/7.1.3.2$Windows_X86_64 LibreOffice_project/47f78053abe362b9384784d31a6e56f8511eb1c1</meta:generator>
    <meta:document-statistic meta:object-count="49"/>
  </office:meta>
</office:document-meta>
</file>